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Predicate.jjtAccept( JCRSQLParser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Predicate.ASTPredicate( JCRSQLParser p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Predicate.getOpera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Predicate.setOperationTyp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Predicate.setNegat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Predicate.ASTPredicate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Predicate.getEscap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Predicate.setEscapeString( String 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Predicate.setIdentifierOperand( String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Predic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Predicate.get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Predicate.getIdentifierOper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Predicate.setIdentifier( Name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Predicate.isN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